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Quotations">
      <style:paragraph-properties fo:margin-left="0cm" fo:margin-right="1cm" fo:text-indent="0cm" style:auto-text-indent="false"/>
    </style:style>
    <style:style style:name="P3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4" style:family="paragraph" style:parent-style-name="Text_20_body">
      <style:text-properties officeooo:rsid="00805d8a"/>
    </style:style>
    <style:style style:name="P5" style:family="paragraph" style:parent-style-name="Text_20_body">
      <style:text-properties style:text-underline-style="solid" style:text-underline-width="auto" style:text-underline-color="font-color" officeooo:paragraph-rsid="00805d8a"/>
    </style:style>
    <style:style style:name="P6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paragraph-rsid="007a1707"/>
    </style:style>
    <style:style style:name="P7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rsid="00805d8a" officeooo:paragraph-rsid="00805d8a"/>
    </style:style>
    <style:style style:name="P8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rsid="00805d8a" officeooo:paragraph-rsid="00805d8a"/>
    </style:style>
    <style:style style:name="P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paragraph-rsid="00805d8a"/>
    </style:style>
    <style:style style:name="P10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rsid="00805d8a" officeooo:paragraph-rsid="00805d8a"/>
    </style:style>
    <style:style style:name="P11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rsid="0081b9dd" officeooo:paragraph-rsid="0081b9dd"/>
    </style:style>
    <style:style style:name="P12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rsid="0081b9dd" officeooo:paragraph-rsid="00835e03"/>
    </style:style>
    <style:style style:name="P13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rsid="00835e03" officeooo:paragraph-rsid="00835e03"/>
    </style:style>
    <style:style style:name="P14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15%" fo:text-indent="0.4cm" style:auto-text-indent="false" fo:background-color="transparent"/>
      <style:text-properties officeooo:rsid="000b0490" officeooo:paragraph-rsid="00805d8a"/>
    </style:style>
    <style:style style:name="P15" style:family="paragraph" style:parent-style-name="Standard">
      <style:text-properties officeooo:paragraph-rsid="007eff9b"/>
    </style:style>
    <style:style style:name="P16" style:family="paragraph" style:parent-style-name="Text_20_body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fo:background-color="transparent"/>
      <style:text-properties officeooo:paragraph-rsid="007a1707"/>
    </style:style>
    <style:style style:name="P17" style:family="paragraph" style:parent-style-name="Text_20_body" style:master-page-name="">
      <loext:graphic-properties draw:fill="none"/>
      <style:paragraph-properties fo:margin-left="0.199cm" fo:margin-right="0cm" fo:margin-top="0cm" fo:margin-bottom="0.247cm" loext:contextual-spacing="false" fo:line-height="115%" fo:text-indent="0.4cm" style:auto-text-indent="false" style:page-number="auto" fo:background-color="transparent"/>
      <style:text-properties officeooo:paragraph-rsid="007a1707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805d8a" officeooo:paragraph-rsid="00805d8a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7a1707"/>
    </style:style>
    <style:style style:name="T2" style:family="text">
      <style:text-properties officeooo:rsid="00094a06"/>
    </style:style>
    <style:style style:name="T3" style:family="text">
      <style:text-properties officeooo:rsid="0081b9dd"/>
    </style:style>
    <style:style style:name="T4" style:family="text">
      <style:text-properties officeooo:rsid="00832336"/>
    </style:style>
    <style:style style:name="T5" style:family="text">
      <style:text-properties officeooo:rsid="00835e03"/>
    </style:style>
    <style:style style:name="T6" style:family="text">
      <style:text-properties officeooo:rsid="0087dc24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6.332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Quotations"><draw:custom-shape text:anchor-type="paragraph" draw:z-index="0" draw:style-name="gr1" draw:text-style-name="P24" svg:width="17.64cm" svg:height="6.592cm" svg:x="-0.522cm" svg:y="2.254cm"><text:p text:style-name="P23"><text:span text:style-name="T7">Angular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3">Autor : Manuel Melero Benítez.</text:p>
      <text:p text:style-name="P3">Modulo: <text:span text:style-name="T1">Desarrollo web en entorno cliente.</text:span></text:p>
      <text:p text:style-name="P3">Curso: 2019 – 2020.</text:p>
      <text:p text:style-name="P3">Instituto: I.E.S. Jacarandá.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Índice</text:p>
          </text:index-title>
          <text:p text:style-name="P21"><text:a xlink:type="simple" xlink:href="#__RefHeading___Toc65_1444904546" text:style-name="Index_20_Link" text:visited-style-name="Index_20_Link">¿Qué objetivos has conseguido?<text:tab/>3</text:a></text:p>
          <text:p text:style-name="P21"><text:a xlink:type="simple" xlink:href="#__RefHeading___Toc159_2334354645" text:style-name="Index_20_Link" text:visited-style-name="Index_20_Link">Conceptos aprendidos.<text:tab/>3</text:a></text:p>
          <text:p text:style-name="P21"><text:a xlink:type="simple" xlink:href="#__RefHeading___Toc125_2334354645" text:style-name="Index_20_Link" text:visited-style-name="Index_20_Link">Proyectos realizados.<text:tab/>4</text:a></text:p>
          <text:p text:style-name="P21"><text:a xlink:type="simple" xlink:href="#__RefHeading___Toc69_1444904546" text:style-name="Index_20_Link" text:visited-style-name="Index_20_Link">Fuentes bibliográficas consultadas.<text:tab/>4</text:a></text:p>
        </text:index-body>
      </text:table-of-content>
      <text:p text:style-name="P2"/>
      <text:p text:style-name="P1"/>
      <text:p text:style-name="P1"/>
      <text:h text:style-name="P18" text:outline-level="1"/>
      <text:h text:style-name="P19" text:outline-level="1"><text:bookmark-start text:name="__RefHeading___Toc65_1444904546"/>¿Qué objetivos has conseguido?<text:bookmark-end text:name="__RefHeading___Toc65_1444904546"/></text:h>
      <text:p text:style-name="P4"/>
      <text:p text:style-name="P7">Los objetivos conseguidos son aprender a crear un proyecto angular desde cero, hacer una aplicación web, como crear módulos, componentes y servicios.</text:p>
      <text:p text:style-name="P8">También hemos aprendido un poco de la sintaxis de angular, como utilizar los decoradores e inyectores de dependencia.</text:p>
      <text:h text:style-name="Heading_20_1" text:outline-level="1"><text:bookmark-start text:name="__RefHeading___Toc159_2334354645"/>Conceptos aprendidos.<text:bookmark-end text:name="__RefHeading___Toc159_2334354645"/></text:h>
      <text:p text:style-name="P6"/>
      <text:p text:style-name="P14">Angular es un framework con que podemos crear una aplicación web en HTML y TypeScript, ya que angular esta escrito con este lenguaje de programación. Con lo que necesitamos compilar el código al realizar un cambio.</text:p>
      <text:p text:style-name="P9"/>
      <text:p text:style-name="P10">Los componentes básicos de angular son <text:span text:style-name="T3">modulos</text:span>, nos proporciona el contexto de compilación para los componentes, <text:span text:style-name="T3">también nos suelen definir muchas vistas.</text:span> Una suplicacionero siempre tiene al menos un modulo raíz que permite arrancar y generalmente tiene muchos módulos de características. <text:span text:style-name="T4">Se identifica con @Component().</text:span></text:p>
      <text:p text:style-name="P10"/>
      <text:p text:style-name="P10">Tanto los componente como los servicios s<text:span text:style-name="T3">o</text:span>n simplemente clases con decoradores que marca su tipo y nos proporciona metadatos que le incida a Angular como usarlos.</text:p>
      <text:p text:style-name="P11"/>
      <text:p text:style-name="P11">Un modulo declara el conte<text:span text:style-name="T4">x</text:span>to de <text:span text:style-name="T4">compilación</text:span> para un <text:span text:style-name="T4">conjunto</text:span> de componentes que está dedicado a un dominio de aplicación, un flujo de trabajo o un conjunto de capacidades estrechamente relacionado. <text:span text:style-name="T4">Angular es modular y su sistema modular se llama “NgModules”, son contenedores.</text:span></text:p>
      <text:p text:style-name="P11"/>
      <text:p text:style-name="P13">El servicio es una categoría que abarca cualquier valor, función o características que necesita una aplicación. Debe estar bien definido. </text:p>
      <text:p text:style-name="P13"/>
      <text:p text:style-name="P13">Las clase servicio, nos permiten asociar los datos o la lógica con una vista especifica y compartirlos entre los componentes.</text:p>
      <text:p text:style-name="P13"/>
      <text:p text:style-name="P13">El inyector de dependencia (DI) esta conectado a angular y se usa para proporcionar nuevos componentes con los servicios u otra cosa que necesitan. Nos permite mantener la clases de componentes eficientes. </text:p>
      <text:p text:style-name="P13"/>
      <text:p text:style-name="P12">Nos proporciona un servicio de enrutamiento para definir las rutas de navegación entre <text:span text:style-name="T5">los diferentes estados de la aplicación. Este es el encargado de interpretar los enlaces cuando realiza un usuario un clic a un enlace o un botón.</text:span></text:p>
      <text:h text:style-name="P20" text:outline-level="1"><text:bookmark-start text:name="__RefHeading___Toc125_2334354645"/>Proyectos realizados.<text:bookmark-end text:name="__RefHeading___Toc125_2334354645"/></text:h>
      <text:p text:style-name="P5"/>
      <text:p text:style-name="P6">- <text:span text:style-name="T6">Es una aplicación de compra de móvil con un carrito de la compra, esta realizado desde un editor online. </text:span><text:a xlink:type="simple" xlink:href="https://github.com/mmb-96/DWEC/blob/master/Angular/Ejemplo1/1app.zip" text:style-name="Internet_20_link" text:visited-style-name="Visited_20_Internet_20_Link"><text:span text:style-name="T6">https://github.com/mmb-96/DWEC/blob/master/Angular/Ejemplo1/1app.zip</text:span></text:a></text:p>
      <text:p text:style-name="P16">- <text:span text:style-name="T6">Es la aplicación del tutorial de la web oficial de angular, es el Tour of Herroes App. </text:span><text:a xlink:type="simple" xlink:href="https://github.com/mmb-96/DWEC/tree/master/Angular/Ejemplo2/heroes" text:style-name="Internet_20_link" text:visited-style-name="Visited_20_Internet_20_Link"><text:span text:style-name="T6">https://github.com/mmb-96/DWEC/tree/master/Angular/Ejemplo2/heroes</text:span></text:a></text:p>
      <text:p text:style-name="P16">- <text:s/><text:span text:style-name="T6">Es una aplicación de una base de datos de universidad, que utiliza para el backend spring con rest y en el frontend Angular 7. </text:span><text:a xlink:type="simple" xlink:href="https://github.com/mmb-96/Empresa2/blob/master/Angular%207.zip" text:style-name="Internet_20_link" text:visited-style-name="Visited_20_Internet_20_Link"><text:span text:style-name="T6">https://github.com/mmb-96/Empresa2/blob/master/Angular%207.zip</text:span></text:a></text:p>
      <text:h text:style-name="Heading_20_1" text:outline-level="1"><text:bookmark-start text:name="__RefHeading___Toc69_1444904546"/>Fuentes bibliográficas consultadas.<text:bookmark-end text:name="__RefHeading___Toc69_1444904546"/></text:h>
      <text:p text:style-name="Text_20_body"/>
      <text:p text:style-name="P15"><text:span text:style-name="T2">Web oficial de angular : </text:span><text:a xlink:type="simple" xlink:href="https://angular.io/docs" text:style-name="Internet_20_link" text:visited-style-name="Visited_20_Internet_20_Link">https://angular.io/doc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1-08T19:00:47.706352852</dc:date>
    <meta:editing-duration>PT5H29M13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4" meta:paragraph-count="29" meta:word-count="419" meta:character-count="2861" meta:non-whitespace-character-count="2467"/>
  </office:meta>
</office:document-meta>
</file>